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a933" draw:marker-start-width="0.359cm" draw:marker-end-width="0.359cm" draw:fill="none" draw:textarea-horizontal-align="justify" draw:textarea-vertical-align="middle" draw:auto-grow-height="false" fo:min-height="1.75cm" fo:min-width="4.25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1.75cm" fo:min-width="4.25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644cm" fo:min-width="4.14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75cm" svg:height="2cm" svg:x="1.5cm" svg:y="8cm">
          <text:p text:style-name="P1">ДСЕ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75cm" svg:height="2cm" svg:x="4.25cm" svg:y="5cm">
          <text:p text:style-name="P1"><text:span text:style-name="T1">ДСЕ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75cm" svg:height="2cm" svg:x="7.25cm" svg:y="8cm">
          <text:p text:style-name="P1"><text:span text:style-name="T1">ДСЕ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2cm" svg:x="13cm" svg:y="5cm">
          <text:p text:style-name="P1"><text:span text:style-name="T1"/></text:p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3" draw:layer="layout" svg:width="4.75cm" svg:height="2cm" svg:x="13cm" svg:y="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75cm" svg:height="2cm" svg:x="8.25cm" svg:y="2cm">
          <text:p text:style-name="P1"><text:span text:style-name="T2">Конечный продукт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2cm" svg:x="13cm" svg:y="5cm">
          <text:p text:style-name="P1"><text:span text:style-name="T1">ДСЕ(опасность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2cm" svg:x="13cm" svg:y="8cm">
          <text:p text:style-name="P1"><text:span text:style-name="T1">ДСЕ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8cm" svg:x2="5cm" svg:y2="7cm">
          <text:p text:style-name="P1"><text:span text:style-name="T1"/></text:p>
        </draw:line>
        <draw:line draw:style-name="gr4" draw:text-style-name="P3" draw:layer="layout" svg:x1="8cm" svg:y1="8cm" svg:x2="8cm" svg:y2="7cm">
          <text:p text:style-name="P1"><text:span text:style-name="T1"/></text:p>
        </draw:line>
        <draw:line draw:style-name="gr4" draw:text-style-name="P3" draw:layer="layout" svg:x1="8.5cm" svg:y1="5cm" svg:x2="8.5cm" svg:y2="4cm">
          <text:p text:style-name="P1"><text:span text:style-name="T1"/></text:p>
        </draw:line>
        <draw:line draw:style-name="gr4" draw:text-style-name="P3" draw:layer="layout" svg:x1="15.5cm" svg:y1="8cm" svg:x2="15.5cm" svg:y2="7cm">
          <text:p text:style-name="P1"><text:span text:style-name="T1"/></text:p>
        </draw:line>
        <draw:line draw:style-name="gr4" draw:text-style-name="P3" draw:layer="layout" svg:x1="13cm" svg:y1="5cm" svg:x2="13cm" svg:y2="4cm"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7T16:00:02.846000000</dc:date>
    <meta:editing-duration>PT10M12S</meta:editing-duration>
    <meta:editing-cycles>1</meta:editing-cycles>
    <meta:generator>LibreOffice/7.1.3.2$Windows_X86_64 LibreOffice_project/47f78053abe362b9384784d31a6e56f8511eb1c1</meta:generator>
    <meta:document-statistic meta:object-count="13"/>
  </office:meta>
</office:document-meta>
</file>